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aredTCLogParser.SharedTCLogParser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TCLogParser.parse( TestElement el , int parse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haredTCLogParser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aredTCLogParser.SharedTCLog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TCLogParser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aredTCLogParser.parse( FileServer breader , TestElement el , int parseCou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